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30c0d" officeooo:paragraph-rsid="0004b3d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e181e" style:text-underline-style="solid" style:text-underline-width="auto" style:text-underline-color="font-color" fo:font-weight="bold" officeooo:rsid="00030c0d" officeooo:paragraph-rsid="00030c0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04b3d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4b3d6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30c0d" officeooo:paragraph-rsid="00030c0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4b3d6" officeooo:paragraph-rsid="0004b3d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04b3d6" officeooo:paragraph-rsid="0004b3d6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9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04b3d6" officeooo:paragraph-rsid="0004b3d6"/>
    </style:style>
    <style:style style:name="T1" style:family="text">
      <style:text-properties officeooo:rsid="0004b3d6"/>
    </style:style>
    <style:style style:name="T2" style:family="text">
      <style:text-properties style:use-window-font-color="true" style:text-outline="false" style:font-name="LucidaGrande" fo:font-size="10pt" fo:letter-spacing="normal" style:letter-kerning="false" style:font-size-asian="10pt"/>
    </style:style>
    <style:style style:name="T3" style:family="text">
      <style:text-properties style:use-window-font-color="true" style:text-outline="false" style:font-name="LucidaGrande" fo:font-size="10pt" fo:letter-spacing="normal" officeooo:rsid="0004b3d6" style:letter-kerning="false" style:font-size-asian="10pt"/>
    </style:style>
    <style:style style:name="T4" style:family="text">
      <style:text-properties style:use-window-font-color="true" style:text-outline="false" style:font-name="LucidaGrande" fo:font-size="10pt" fo:letter-spacing="normal" style:text-underline-style="none" fo:font-weight="normal" officeooo:rsid="0004b3d6" style:letter-kerning="false" style:font-size-asian="10pt" style:font-weight-asian="normal" style:font-weight-complex="normal"/>
    </style:style>
    <style:style style:name="T5" style:family="text">
      <style:text-properties style:use-window-font-color="true" style:text-outline="false" style:font-name="LucidaGrande" fo:font-size="10pt" fo:letter-spacing="normal" style:text-underline-style="none" fo:font-weight="normal" style:letter-kerning="false" style:font-size-asian="10pt" style:font-weight-asian="normal" style:font-weight-complex="normal"/>
    </style:style>
    <style:style style:name="T6" style:family="text">
      <style:text-properties style:use-window-font-color="true" style:text-outline="false" style:font-name="LucidaGrande" fo:font-size="10pt" fo:letter-spacing="normal" style:text-underline-style="none" officeooo:rsid="0004b3d6" style:letter-kerning="false" style:font-size-asian="10pt"/>
    </style:style>
    <style:style style:name="T7" style:family="text">
      <style:text-properties style:text-outline="false" style:font-name="LucidaGrande" fo:font-size="10pt" fo:letter-spacing="normal" style:letter-kerning="false" style:font-size-asian="10pt"/>
    </style:style>
    <style:style style:name="T8" style:family="text">
      <style:text-properties fo:color="#ce181e" style:text-outline="false" style:font-name="LucidaGrande" fo:font-size="10pt" fo:letter-spacing="normal" style:text-underline-style="solid" style:text-underline-width="auto" style:text-underline-color="font-color" fo:font-weight="bold" officeooo:rsid="00030c0d" style:letter-kerning="false" style:font-size-asian="10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RDUINO</text:span></text:p>
      <text:p text:style-name="P2"/>
      <text:p text:style-name="P5"><text:span text:style-name="T7">//oled display :</text:span></text:p>
      <text:p text:style-name="Standard"><text:span text:style-name="T2">#define SCREEN_HEIGHT 47</text:span></text:p>
      <text:p text:style-name="Standard"><text:span text:style-name="T2">//parte blu</text:span></text:p>
      <text:p text:style-name="Standard"><text:span text:style-name="T2">#define SCREEN_HEIGHT 17</text:span></text:p>
      <text:p text:style-name="P8"><text:span text:style-name="T2">//parte gialla</text:span></text:p>
      <text:p text:style-name="P2"><text:span text:style-name="T7"/></text:p>
      <text:p text:style-name="P4"><text:span text:style-name="T4">#</text:span><text:span text:style-name="T2">define OLED_MOSI <text:s/>9</text:span></text:p>
      <text:p text:style-name="Standard"><text:span text:style-name="T2">#define OLED_CLK <text:s text:c="2"/>10</text:span></text:p>
      <text:p text:style-name="Standard"><text:span text:style-name="T2">NON</text:span></text:p>
      <text:p text:style-name="Standard"><text:span text:style-name="T2">#define OLED_MOSI 10</text:span></text:p>
      <text:p text:style-name="P6"><text:span text:style-name="T7">#define OLED_CLK <text:s text:c="4"/>9</text:span></text:p>
      <text:p text:style-name="P4"><text:span text:style-name="T4">----------------------------------------------------------------------------------- </text:span></text:p>
      <text:p text:style-name="P7"><text:span text:style-name="T5">display.invertDisplay(true);</text:span></text:p>
      <text:p text:style-name="Standard"><text:span text:style-name="T2">//rende lo sfondo colorato e l’ogetto nero</text:span></text:p>
      <text:p text:style-name="Standard"><text:span text:style-name="T2">-------------------------------</text:span></text:p>
      <text:p text:style-name="Standard"><text:span text:style-name="T2">display.invertDisplay(false);</text:span></text:p>
      <text:p text:style-name="P9"><text:span text:style-name="T2">//rende l’oggetto colorato e lo sfondo nero</text:span></text:p>
      <text:p text:style-name="P7"><text:span text:style-name="T5"/></text:p>
      <text:p text:style-name="P7"><text:span text:style-name="T5">static const unsigned char PROGMEM logo_bmp[] = <text:s/></text:span></text:p>
      <text:p text:style-name="P7"><text:span text:style-name="T5">{ B11111111, B11111111,</text:span></text:p>
      <text:p text:style-name="P7"><text:span text:style-name="T5"><text:s text:c="2"/>B11111111, B11111111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11111, B00000000,</text:span></text:p>
      <text:p text:style-name="P7"><text:span text:style-name="T5"><text:s text:c="2"/>B11111111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,</text:span></text:p>
      <text:p text:style-name="P7"><text:span text:style-name="T5"><text:s text:c="2"/>B11100000, B00000000 };</text:span></text:p>
      <text:p text:style-name="P7"><text:span text:style-name="T5"/></text:p>
      <text:p text:style-name="P7"><text:span text:style-name="T5">//chiama</text:span></text:p>
      <text:p text:style-name="P7"><text:span text:style-name="T5"/></text:p>
      <text:p text:style-name="P7"><text:span text:style-name="T5"/></text:p>
      <text:p text:style-name="P3"><text:span text:style-name="T6">#define NUMFLAKES <text:s/>5 <text:s/>//cambia per più o meno ogetti</text:span></text:p>
      <text:p text:style-name="P3"><text:span text:style-name="T6">#define XPOS <text:s text:c="2"/>0 </text:span></text:p>
      <text:p text:style-name="P3"><text:span text:style-name="T6">#define YPOS <text:s text:c="2"/>1</text:span></text:p>
      <text:p text:style-name="P3"><text:span text:style-name="T6">#define DELTAY 2</text:span></text:p>
      <text:p text:style-name="P3"><text:span text:style-name="T6"/></text:p>
      <text:p text:style-name="P3"><text:span text:style-name="T6">void testanimate(const uint8_t *bitmap, uint8_t w, uint8_t h) {</text:span></text:p>
      <text:p text:style-name="P3"><text:span text:style-name="T6"><text:s text:c="2"/>int8_t f, icons[NUMFLAKES][3];</text:span></text:p>
      <text:p text:style-name="P3"><text:span text:style-name="T6"/></text:p>
      <text:p text:style-name="P3"><text:span text:style-name="T6"><text:s text:c="2"/>// Initialize 'snowflake' positions</text:span></text:p>
      <text:p text:style-name="P3"><text:span text:style-name="T6"><text:s text:c="2"/>for(f=0; f&lt; NUMFLAKES; f++) {</text:span></text:p>
      <text:p text:style-name="P3"><text:span text:style-name="T6"><text:s text:c="4"/>icons[f][XPOS] <text:s text:c="2"/>= random(1 - LOGO_WIDTH, display.width());</text:span></text:p>
      <text:p text:style-name="P3"><text:span text:style-name="T6"><text:s text:c="4"/>icons[f][YPOS] <text:s text:c="2"/>= -LOGO_HEIGHT;</text:span></text:p>
      <text:p text:style-name="P3"><text:span text:style-name="T6"><text:s text:c="4"/>icons[f][DELTAY] = random(1, 6);</text:span></text:p>
      <text:p text:style-name="P3"><text:span text:style-name="T6"><text:s text:c="4"/>Serial.print(F("x: "));</text:span></text:p>
      <text:p text:style-name="P3"><text:span text:style-name="T6"><text:s text:c="4"/>Serial.print(icons[f][XPOS], DEC);</text:span></text:p>
      <text:p text:style-name="P3"><text:span text:style-name="T6"><text:s text:c="4"/>Serial.print(F(" y: "));</text:span></text:p>
      <text:p text:style-name="P3"><text:span text:style-name="T6"><text:s text:c="4"/>Serial.print(icons[f][YPOS], DEC);</text:span></text:p>
      <text:p text:style-name="P3"><text:span text:style-name="T6"><text:s text:c="4"/>Serial.print(F(" dy: "));</text:span></text:p>
      <text:p text:style-name="P3"><text:span text:style-name="T6"><text:s text:c="4"/>Serial.println(icons[f][DELTAY], DEC);</text:span></text:p>
      <text:p text:style-name="P3"><text:span text:style-name="T6"><text:s text:c="2"/>}</text:span></text:p>
      <text:p text:style-name="P3"><text:soft-page-break/><text:span text:style-name="T6"/></text:p>
      <text:p text:style-name="P3"><text:span text:style-name="T6"><text:s text:c="2"/>for(;;) { // Loop forever...</text:span></text:p>
      <text:p text:style-name="P3"><text:span text:style-name="T6"><text:s text:c="4"/>display.clearDisplay(); // Clear the display buffer</text:span></text:p>
      <text:p text:style-name="P3"><text:span text:style-name="T6"/></text:p>
      <text:p text:style-name="P3"><text:span text:style-name="T6"><text:s text:c="4"/>// Draw each snowflake:</text:span></text:p>
      <text:p text:style-name="P3"><text:span text:style-name="T6"><text:s text:c="4"/>for(f=0; f&lt; NUMFLAKES; f++) {</text:span></text:p>
      <text:p text:style-name="P3"><text:span text:style-name="T6"><text:s text:c="6"/>display.drawBitmap(icons[f][XPOS], icons[f][YPOS], bitmap, w, h, WHITE);</text:span></text:p>
      <text:p text:style-name="P3"><text:span text:style-name="T6"><text:s text:c="4"/>}</text:span></text:p>
      <text:p text:style-name="P3"><text:span text:style-name="T6"/></text:p>
      <text:p text:style-name="P3"><text:span text:style-name="T6"><text:s text:c="4"/>display.display(); // Show the display buffer on the screen</text:span></text:p>
      <text:p text:style-name="P3"><text:span text:style-name="T6"><text:s text:c="4"/>delay(200); <text:s text:c="7"/>// Pause for 1/10 second</text:span></text:p>
      <text:p text:style-name="P3"><text:span text:style-name="T6"/></text:p>
      <text:p text:style-name="P3"><text:span text:style-name="T6"><text:s text:c="4"/>// Then update coordinates of each flake...</text:span></text:p>
      <text:p text:style-name="P3"><text:span text:style-name="T6"><text:s text:c="4"/>for(f=0; f&lt; NUMFLAKES; f++) {</text:span></text:p>
      <text:p text:style-name="P3"><text:span text:style-name="T6"><text:s text:c="6"/>icons[f][YPOS] += icons[f][DELTAY];</text:span></text:p>
      <text:p text:style-name="P3"><text:span text:style-name="T6"><text:s text:c="6"/>// If snowflake is off the bottom of the screen...</text:span></text:p>
      <text:p text:style-name="P3"><text:span text:style-name="T6"><text:s text:c="6"/>if (icons[f][YPOS] &gt;= display.height()) {</text:span></text:p>
      <text:p text:style-name="P3"><text:span text:style-name="T6"><text:s text:c="8"/>// Reinitialize to a random position, just off the top</text:span></text:p>
      <text:p text:style-name="P3"><text:span text:style-name="T6"><text:s text:c="8"/>icons[f][XPOS] <text:s text:c="2"/>= random(1 - LOGO_WIDTH, display.width());</text:span></text:p>
      <text:p text:style-name="P3"><text:span text:style-name="T6"><text:s text:c="8"/>icons[f][YPOS] <text:s text:c="2"/>= -LOGO_HEIGHT;</text:span></text:p>
      <text:p text:style-name="P3"><text:span text:style-name="T6"><text:s text:c="8"/>icons[f][DELTAY] = random(1, 6);</text:span></text:p>
      <text:p text:style-name="P3"><text:span text:style-name="T6"><text:s text:c="6"/>}</text:span></text:p>
      <text:p text:style-name="P3"><text:span text:style-name="T6"><text:s text:c="4"/>}</text:span></text:p>
      <text:p text:style-name="P3"><text:span text:style-name="T6"><text:s text:c="2"/>}</text:span></text:p>
      <text:p text:style-name="P3"><text:span text:style-name="T6">}</text:span></text:p>
      <text:p text:style-name="P3"><text:span text:style-name="T6"/></text:p>
      <text:p text:style-name="P3"><text:span text:style-name="T6">//comando : testanimate(logo_bmp, LOGO_WIDTH, LOGO_HEIGHT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41:18.919831000</meta:creation-date>
    <dc:date>2019-02-21T20:12:40.062722000</dc:date>
    <meta:editing-duration>PT30S</meta:editing-duration>
    <meta:editing-cycles>1</meta:editing-cycles>
    <meta:document-statistic meta:table-count="0" meta:image-count="0" meta:object-count="0" meta:page-count="2" meta:paragraph-count="75" meta:word-count="258" meta:character-count="2316" meta:non-whitespace-character-count="1925"/>
    <meta:generator>LibreOffice/6.1.2.1$MacOSX_X86_64 LibreOffice_project/65905a128db06ba48db947242809d14d3f9a93fe</meta:generator>
  </office:meta>
</office:document-meta>
</file>